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5"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6"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52cm" svg:stroke-color="#9467bd" draw:stroke-linejoin="round" svg:stroke-linecap="square" draw:fill="none" fo:padding-top="0.026cm" fo:padding-bottom="0.026cm" fo:padding-left="0.026cm" fo:padding-right="0.026cm"/>
    </style:style>
    <style:style style:name="gr10" style:family="graphic" style:parent-style-name="standard">
      <style:graphic-properties draw:stroke="solid" svg:stroke-width="0.052cm" svg:stroke-color="#8c564b" draw:stroke-linejoin="round" svg:stroke-linecap="square" draw:fill="none" fo:padding-top="0.026cm" fo:padding-bottom="0.026cm" fo:padding-left="0.026cm" fo:padding-right="0.026cm"/>
    </style:style>
    <style:style style:name="gr11" style:family="graphic" style:parent-style-name="standard">
      <style:graphic-properties draw:stroke="solid" svg:stroke-width="0.052cm" svg:stroke-color="#e377c2" draw:stroke-linejoin="round" svg:stroke-linecap="square" draw:fill="none" fo:padding-top="0.026cm" fo:padding-bottom="0.026cm" fo:padding-left="0.026cm" fo:padding-right="0.026cm"/>
    </style:style>
    <style:style style:name="gr12" style:family="graphic" style:parent-style-name="standard">
      <style:graphic-properties draw:stroke="solid" svg:stroke-width="0.052cm" svg:stroke-color="#7f7f7f" draw:stroke-linejoin="round" svg:stroke-linecap="square" draw:fill="none" fo:padding-top="0.026cm" fo:padding-bottom="0.026cm" fo:padding-left="0.026cm" fo:padding-right="0.026cm"/>
    </style:style>
    <style:style style:name="gr13" style:family="graphic" style:parent-style-name="standard">
      <style:graphic-properties draw:stroke="solid" svg:stroke-width="0.052cm" svg:stroke-color="#bcbd22" draw:stroke-linejoin="round" svg:stroke-linecap="square" draw:fill="none" fo:padding-top="0.026cm" fo:padding-bottom="0.026cm" fo:padding-left="0.026cm" fo:padding-right="0.026cm"/>
    </style:style>
    <style:style style:name="gr14" style:family="graphic" style:parent-style-name="standard">
      <style:graphic-properties draw:stroke="solid" svg:stroke-width="0.052cm" svg:stroke-color="#17becf" draw:stroke-linejoin="round" svg:stroke-linecap="square" draw:fill="none" fo:padding-top="0.026cm" fo:padding-bottom="0.026cm" fo:padding-left="0.026cm" fo:padding-right="0.026cm"/>
    </style:style>
    <style:style style:name="gr15"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T1" style:family="text">
      <style:text-properties fo:color="#000000" style:font-name="DejaVuSans" fo:font-size="10pt"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7.67cm" svg:height="7.671cm" svg:x="0.865cm" svg:y="0.1cm" svg:viewBox="0 0 7671 7672" draw:points="0,7672 7671,7672 7671,0 0,0">
          <text:p/>
        </draw:polygon>
        <draw:polygon draw:style-name="gr2" draw:text-style-name="P2" draw:layer="layout" svg:width="0cm" svg:height="0.122cm" svg:x="1.213cm" svg:y="7.771cm" svg:viewBox="0 0 0 123" draw:points="0,0 0,123">
          <text:p/>
        </draw:polygon>
        <draw:line draw:style-name="gr3" draw:text-style-name="P3" draw:layer="layout" svg:x1="1.213cm" svg:y1="7.771cm" svg:x2="1.213cm" svg:y2="7.894cm">
          <text:p/>
        </draw:line>
        <draw:polygon draw:style-name="gr2" draw:text-style-name="P2" draw:layer="layout" svg:width="0cm" svg:height="0.122cm" svg:x="2.608cm" svg:y="7.771cm" svg:viewBox="0 0 0 123" draw:points="0,0 0,123">
          <text:p/>
        </draw:polygon>
        <draw:line draw:style-name="gr3" draw:text-style-name="P3" draw:layer="layout" svg:x1="2.608cm" svg:y1="7.771cm" svg:x2="2.608cm" svg:y2="7.894cm">
          <text:p/>
        </draw:line>
        <draw:frame draw:style-name="gr4" draw:text-style-name="P5" draw:layer="layout" svg:width="0.561cm" svg:height="0.412cm" svg:x="0.933cm" svg:y="7.958cm">
          <draw:text-box>
            <text:p text:style-name="P4"><text:span text:style-name="T1">0.0</text:span></text:p>
          </draw:text-box>
        </draw:frame>
        <draw:polygon draw:style-name="gr2" draw:text-style-name="P2" draw:layer="layout" svg:width="0cm" svg:height="0.122cm" svg:x="4.003cm" svg:y="7.771cm" svg:viewBox="0 0 0 123" draw:points="0,0 0,123">
          <text:p/>
        </draw:polygon>
        <draw:line draw:style-name="gr3" draw:text-style-name="P3" draw:layer="layout" svg:x1="4.003cm" svg:y1="7.771cm" svg:x2="4.003cm" svg:y2="7.894cm">
          <text:p/>
        </draw:line>
        <draw:frame draw:style-name="gr4" draw:text-style-name="P5" draw:layer="layout" svg:width="0.561cm" svg:height="0.412cm" svg:x="2.328cm" svg:y="7.958cm">
          <draw:text-box>
            <text:p text:style-name="P4"><text:span text:style-name="T1">0.2</text:span></text:p>
          </draw:text-box>
        </draw:frame>
        <draw:polygon draw:style-name="gr2" draw:text-style-name="P2" draw:layer="layout" svg:width="0cm" svg:height="0.122cm" svg:x="5.397cm" svg:y="7.771cm" svg:viewBox="0 0 0 123" draw:points="0,0 0,123">
          <text:p/>
        </draw:polygon>
        <draw:line draw:style-name="gr3" draw:text-style-name="P3" draw:layer="layout" svg:x1="5.397cm" svg:y1="7.771cm" svg:x2="5.397cm" svg:y2="7.894cm">
          <text:p/>
        </draw:line>
        <draw:frame draw:style-name="gr4" draw:text-style-name="P5" draw:layer="layout" svg:width="0.561cm" svg:height="0.412cm" svg:x="3.723cm" svg:y="7.958cm">
          <draw:text-box>
            <text:p text:style-name="P4"><text:span text:style-name="T1">0.4</text:span></text:p>
          </draw:text-box>
        </draw:frame>
        <draw:polygon draw:style-name="gr2" draw:text-style-name="P2" draw:layer="layout" svg:width="0cm" svg:height="0.122cm" svg:x="6.792cm" svg:y="7.771cm" svg:viewBox="0 0 0 123" draw:points="0,0 0,123">
          <text:p/>
        </draw:polygon>
        <draw:line draw:style-name="gr3" draw:text-style-name="P3" draw:layer="layout" svg:x1="6.792cm" svg:y1="7.771cm" svg:x2="6.792cm" svg:y2="7.894cm">
          <text:p/>
        </draw:line>
        <draw:frame draw:style-name="gr4" draw:text-style-name="P5" draw:layer="layout" svg:width="0.561cm" svg:height="0.412cm" svg:x="5.117cm" svg:y="7.958cm">
          <draw:text-box>
            <text:p text:style-name="P4"><text:span text:style-name="T1">0.6</text:span></text:p>
          </draw:text-box>
        </draw:frame>
        <draw:polygon draw:style-name="gr2" draw:text-style-name="P2" draw:layer="layout" svg:width="0cm" svg:height="0.122cm" svg:x="8.187cm" svg:y="7.771cm" svg:viewBox="0 0 0 123" draw:points="0,0 0,123">
          <text:p/>
        </draw:polygon>
        <draw:line draw:style-name="gr3" draw:text-style-name="P3" draw:layer="layout" svg:x1="8.187cm" svg:y1="7.771cm" svg:x2="8.187cm" svg:y2="7.894cm">
          <text:p/>
        </draw:line>
        <draw:frame draw:style-name="gr4" draw:text-style-name="P5" draw:layer="layout" svg:width="0.561cm" svg:height="0.412cm" svg:x="6.512cm" svg:y="7.958cm">
          <draw:text-box>
            <text:p text:style-name="P4"><text:span text:style-name="T1">0.8</text:span></text:p>
          </draw:text-box>
        </draw:frame>
        <draw:polygon draw:style-name="gr2" draw:text-style-name="P2" draw:layer="layout" svg:width="0.123cm" svg:height="0cm" svg:x="0.741cm" svg:y="7.422cm" svg:viewBox="0 0 124 0" draw:points="124,0 0,0">
          <text:p/>
        </draw:polygon>
        <draw:line draw:style-name="gr3" draw:text-style-name="P3" draw:layer="layout" svg:x1="0.865cm" svg:y1="7.422cm" svg:x2="0.741cm" svg:y2="7.422cm">
          <text:p/>
        </draw:line>
        <draw:frame draw:style-name="gr4" draw:text-style-name="P5" draw:layer="layout" svg:width="0.561cm" svg:height="0.412cm" svg:x="7.907cm" svg:y="7.958cm">
          <draw:text-box>
            <text:p text:style-name="P4"><text:span text:style-name="T1">1.0</text:span></text:p>
          </draw:text-box>
        </draw:frame>
        <draw:polygon draw:style-name="gr2" draw:text-style-name="P2" draw:layer="layout" svg:width="0.123cm" svg:height="0cm" svg:x="0.741cm" svg:y="6.027cm" svg:viewBox="0 0 124 0" draw:points="124,0 0,0">
          <text:p/>
        </draw:polygon>
        <draw:line draw:style-name="gr3" draw:text-style-name="P3" draw:layer="layout" svg:x1="0.865cm" svg:y1="6.027cm" svg:x2="0.741cm" svg:y2="6.027cm">
          <text:p/>
        </draw:line>
        <draw:frame draw:style-name="gr4" draw:text-style-name="P5" draw:layer="layout" svg:width="0.561cm" svg:height="0.412cm" svg:x="0.057cm" svg:y="7.229cm">
          <draw:text-box>
            <text:p text:style-name="P4"><text:span text:style-name="T1">0.0</text:span></text:p>
          </draw:text-box>
        </draw:frame>
        <draw:polygon draw:style-name="gr2" draw:text-style-name="P2" draw:layer="layout" svg:width="0.123cm" svg:height="0cm" svg:x="0.741cm" svg:y="4.632cm" svg:viewBox="0 0 124 0" draw:points="124,0 0,0">
          <text:p/>
        </draw:polygon>
        <draw:line draw:style-name="gr3" draw:text-style-name="P3" draw:layer="layout" svg:x1="0.865cm" svg:y1="4.632cm" svg:x2="0.741cm" svg:y2="4.632cm">
          <text:p/>
        </draw:line>
        <draw:frame draw:style-name="gr4" draw:text-style-name="P5" draw:layer="layout" svg:width="0.561cm" svg:height="0.412cm" svg:x="0.057cm" svg:y="5.834cm">
          <draw:text-box>
            <text:p text:style-name="P4"><text:span text:style-name="T1">0.2</text:span></text:p>
          </draw:text-box>
        </draw:frame>
        <draw:polygon draw:style-name="gr2" draw:text-style-name="P2" draw:layer="layout" svg:width="0.123cm" svg:height="0cm" svg:x="0.741cm" svg:y="3.238cm" svg:viewBox="0 0 124 0" draw:points="124,0 0,0">
          <text:p/>
        </draw:polygon>
        <draw:line draw:style-name="gr3" draw:text-style-name="P3" draw:layer="layout" svg:x1="0.865cm" svg:y1="3.238cm" svg:x2="0.741cm" svg:y2="3.238cm">
          <text:p/>
        </draw:line>
        <draw:frame draw:style-name="gr4" draw:text-style-name="P5" draw:layer="layout" svg:width="0.561cm" svg:height="0.412cm" svg:x="0.057cm" svg:y="4.44cm">
          <draw:text-box>
            <text:p text:style-name="P4"><text:span text:style-name="T1">0.4</text:span></text:p>
          </draw:text-box>
        </draw:frame>
        <draw:polygon draw:style-name="gr2" draw:text-style-name="P2" draw:layer="layout" svg:width="0.123cm" svg:height="0cm" svg:x="0.741cm" svg:y="1.843cm" svg:viewBox="0 0 124 0" draw:points="124,0 0,0">
          <text:p/>
        </draw:polygon>
        <draw:line draw:style-name="gr3" draw:text-style-name="P3" draw:layer="layout" svg:x1="0.865cm" svg:y1="1.843cm" svg:x2="0.741cm" svg:y2="1.843cm">
          <text:p/>
        </draw:line>
        <draw:frame draw:style-name="gr4" draw:text-style-name="P5" draw:layer="layout" svg:width="0.561cm" svg:height="0.412cm" svg:x="0.057cm" svg:y="3.045cm">
          <draw:text-box>
            <text:p text:style-name="P4"><text:span text:style-name="T1">0.6</text:span></text:p>
          </draw:text-box>
        </draw:frame>
        <draw:polygon draw:style-name="gr2" draw:text-style-name="P2" draw:layer="layout" svg:width="0.123cm" svg:height="0cm" svg:x="0.741cm" svg:y="0.448cm" svg:viewBox="0 0 124 0" draw:points="124,0 0,0">
          <text:p/>
        </draw:polygon>
        <draw:line draw:style-name="gr3" draw:text-style-name="P3" draw:layer="layout" svg:x1="0.865cm" svg:y1="0.448cm" svg:x2="0.741cm" svg:y2="0.448cm">
          <text:p/>
        </draw:line>
        <draw:frame draw:style-name="gr4" draw:text-style-name="P5" draw:layer="layout" svg:width="0.561cm" svg:height="0.412cm" svg:x="0.057cm" svg:y="1.65cm">
          <draw:text-box>
            <text:p text:style-name="P4"><text:span text:style-name="T1">0.8</text:span></text:p>
          </draw:text-box>
        </draw:frame>
        <draw:polyline draw:style-name="gr5" draw:text-style-name="P3" draw:layer="layout" svg:width="6.974cm" svg:height="6.974cm" svg:x="1.213cm" svg:y="0.448cm" svg:viewBox="0 0 6975 6975" draw:points="0,6975 71,6967 141,6958 212,6950 282,6940 352,6929 423,6917 493,6899 564,6859 634,6785 705,6681 775,6566 846,6460 916,6375 986,6307 1057,6249 1127,6196 1198,6135 1268,6054 1339,5958 1409,5859 1479,5765 1550,5689 1620,5630 1691,5574 1761,5508 1832,5427 1902,5338 1973,5247 2043,5159 2113,5082 2184,5018 2254,4955 2325,4876 2395,4772 2466,4658 2536,4547 2607,4446 2677,4349 2747,4252 2818,4155 2888,4060 2959,3968 3029,3881 3100,3797 3170,3716 3240,3636 3311,3559 3381,3484 3452,3412 3522,3343 3593,3277 3663,3214 3734,3153 3804,3092 3874,3029 3945,2966 4015,2904 4086,2841 4156,2779 4227,2715 4297,2649 4367,2576 4438,2491 4508,2395 4579,2298 4649,2209 4720,2133 4790,2068 4861,2009 4931,1946 5001,1870 5072,1787 5142,1704 5213,1626 5283,1561 5354,1504 5424,1447 5494,1382 5565,1304 5635,1213 5706,1110 5776,1004 5847,910 5917,836 5988,773 6058,690 6128,576 6200,446 6270,320 6341,213 6411,133 6482,85 6552,59 6623,45 6693,35 6763,26 6834,17 6904,9 6975,0">
          <text:p/>
        </draw:polyline>
        <draw:polyline draw:style-name="gr6" draw:text-style-name="P3" draw:layer="layout" svg:width="6.974cm" svg:height="6.974cm" svg:x="1.213cm" svg:y="0.448cm" svg:viewBox="0 0 6975 6975" draw:points="0,6975 71,6974 141,6974 212,6972 282,6968 352,6962 423,6954 493,6942 564,6927 634,6908 705,6884 775,6856 846,6827 916,6797 986,6767 1057,6739 1127,6715 1198,6694 1268,6671 1339,6640 1409,6595 1479,6533 1550,6463 1620,6392 1691,6330 1761,6284 1832,6251 1902,6225 1973,6202 2043,6181 2113,6159 2184,6134 2254,6102 2325,6060 2395,6005 2466,5940 2536,5878 2607,5827 2677,5785 2747,5748 2818,5712 2888,5675 2959,5635 3029,5594 3100,5549 3170,5500 3240,5443 3311,5378 3381,5303 3452,5216 3522,5125 3593,5034 3663,4951 3734,4873 3804,4798 3874,4722 3945,4646 4015,4572 4086,4500 4156,4434 4227,4370 4297,4308 4367,4243 4438,4176 4508,4110 4579,4047 4649,3986 4720,3929 4790,3875 4861,3822 4931,3767 5001,3706 5072,3640 5142,3572 5213,3503 5283,3428 5354,3342 5424,3225 5494,3046 5565,2796 5635,2494 5706,2237 5776,2105 5847,2003 5917,1828 5988,1592 6058,1424 6128,1333 6200,1273 6270,1180 6341,954 6411,661 6482,494 6552,431 6623,342 6693,226 6763,113 6834,36 6904,5 6975,0">
          <text:p/>
        </draw:polyline>
        <draw:polyline draw:style-name="gr7" draw:text-style-name="P3" draw:layer="layout" svg:width="6.974cm" svg:height="6.974cm" svg:x="1.213cm" svg:y="0.448cm" svg:viewBox="0 0 6975 6975" draw:points="0,6975 71,6962 141,6875 212,6720 282,6588 352,6509 423,6410 493,6217 564,5967 634,5775 705,5667 775,5615 846,5590 916,5556 986,5448 1057,5238 1127,5070 1198,4984 1268,4940 1339,4913 1409,4890 1479,4860 1550,4803 1620,4695 1691,4510 1761,4273 1832,4071 1902,3931 1973,3837 2043,3772 2113,3722 2184,3681 2254,3646 2325,3614 2395,3584 2466,3555 2536,3528 2607,3501 2677,3475 2747,3449 2818,3423 2888,3397 2959,3370 3029,3344 3100,3317 3170,3289 3240,3262 3311,3235 3381,3208 3452,3182 3522,3154 3593,3121 3663,3081 3734,3034 3804,2982 3874,2923 3945,2857 4015,2780 4086,2688 4156,2579 4227,2458 4297,2332 4367,2210 4438,2099 4508,2006 4579,1937 4649,1883 4720,1843 4790,1809 4861,1776 4931,1744 5001,1712 5072,1679 5142,1644 5213,1608 5283,1567 5354,1518 5424,1456 5494,1376 5565,1286 5635,1215 5706,1174 5776,1150 5847,1125 5917,1081 5988,1003 6058,875 6128,711 6200,569 6270,469 6341,403 6411,363 6482,340 6552,324 6623,285 6693,199 6763,95 6834,29 6904,4 6975,0">
          <text:p/>
        </draw:polyline>
        <draw:polyline draw:style-name="gr8" draw:text-style-name="P3" draw:layer="layout" svg:width="6.974cm" svg:height="6.974cm" svg:x="1.213cm" svg:y="0.448cm" svg:viewBox="0 0 6975 6975" draw:points="0,6975 71,6974 141,6973 212,6972 282,6971 352,6970 423,6968 493,6965 564,6961 634,6945 705,6908 775,6847 846,6779 916,6721 986,6681 1057,6652 1127,6624 1198,6582 1268,6501 1339,6359 1409,6175 1479,5998 1550,5863 1620,5742 1691,5595 1761,5398 1832,5185 1902,5001 1973,4856 2043,4728 2113,4603 2184,4466 2254,4314 2325,4155 2395,3992 2466,3829 2536,3670 2607,3518 2677,3374 2747,3240 2818,3117 2888,3005 2959,2904 3029,2814 3100,2734 3170,2664 3240,2603 3311,2550 3381,2503 3452,2462 3522,2424 3593,2388 3663,2351 3734,2312 3804,2268 3874,2216 3945,2159 4015,2098 4086,2032 4156,1960 4227,1876 4297,1785 4367,1693 4438,1603 4508,1519 4579,1442 4649,1372 4720,1310 4790,1253 4861,1195 4931,1133 5001,1064 5072,990 5142,917 5213,854 5283,806 5354,765 5424,723 5494,671 5565,603 5635,525 5706,455 5776,405 5847,375 5917,351 5988,323 6058,283 6128,231 6200,168 6270,101 6341,50 6411,25 6482,15 6552,12 6623,9 6693,7 6763,5 6834,3 6904,2 6975,0">
          <text:p/>
        </draw:polyline>
        <draw:polyline draw:style-name="gr9" draw:text-style-name="P3" draw:layer="layout" svg:width="6.974cm" svg:height="6.974cm" svg:x="1.213cm" svg:y="0.448cm" svg:viewBox="0 0 6975 6975" draw:points="0,6975 71,6974 141,6973 212,6973 282,6972 352,6971 423,6969 493,6968 564,6962 634,6946 705,6911 775,6858 846,6801 916,6750 986,6710 1057,6685 1127,6626 1198,6421 1268,6148 1339,5990 1409,5893 1479,5514 1550,5074 1620,4795 1691,4491 1761,4268 1832,4093 1902,3927 1973,3749 2043,3562 2113,3371 2184,3181 2254,2996 2325,2821 2395,2657 2466,2509 2536,2379 2607,2269 2677,2170 2747,2071 2818,1966 2888,1861 2959,1769 3029,1694 3100,1622 3170,1544 3240,1471 3311,1401 3381,1337 3452,1282 3522,1236 3593,1196 3663,1158 3734,1116 3804,1070 3874,1022 3945,978 4015,940 4086,906 4156,869 4227,822 4297,762 4367,690 4438,613 4508,536 4579,465 4649,406 4720,361 4790,327 4861,300 4931,279 5001,258 5072,235 5142,207 5213,172 5283,131 5354,86 5424,47 5494,25 5565,16 5635,14 5706,13 5776,13 5847,12 5917,11 5988,10 6058,9 6128,9 6200,8 6270,7 6341,6 6411,6 6482,5 6552,4 6623,4 6693,3 6763,2 6834,2 6904,1 6975,0">
          <text:p/>
        </draw:polyline>
        <draw:polyline draw:style-name="gr10" draw:text-style-name="P3" draw:layer="layout" svg:width="6.974cm" svg:height="6.974cm" svg:x="1.213cm" svg:y="0.448cm" svg:viewBox="0 0 6975 6975" draw:points="0,6975 71,6974 141,6973 212,6972 282,6971 352,6970 423,6968 493,6966 564,6956 634,6931 705,6883 775,6827 846,6779 916,6741 986,6712 1057,6692 1127,6677 1198,6647 1268,6569 1339,6442 1409,6306 1479,6200 1550,6132 1620,6074 1691,5989 1761,5791 1832,5473 1902,5279 1973,5158 2043,5001 2113,4797 2184,4587 2254,4387 2325,4201 2395,4032 2466,3880 2536,3743 2607,3617 2677,3504 2747,3403 2818,3315 2888,3240 2959,3178 3029,3124 3100,3074 3170,3024 3240,2973 3311,2920 3381,2866 3452,2811 3522,2755 3593,2695 3663,2623 3734,2535 3804,2428 3874,2307 3945,2175 4015,2043 4086,1926 4156,1836 4227,1765 4297,1696 4367,1614 4438,1504 4508,1377 4579,1257 4649,1166 4720,1100 4790,1045 4861,993 4931,928 5001,838 5072,710 5142,567 5213,442 5283,355 5354,300 5424,265 5494,241 5565,217 5635,186 5706,149 5776,109 5847,70 5917,39 5988,20 6058,11 6128,8 6200,7 6270,6 6341,5 6411,4 6482,4 6552,3 6623,3 6693,2 6763,2 6834,1 6904,1 6975,0">
          <text:p/>
        </draw:polyline>
        <draw:polyline draw:style-name="gr11" draw:text-style-name="P3" draw:layer="layout" svg:width="6.974cm" svg:height="6.974cm" svg:x="1.213cm" svg:y="0.448cm" svg:viewBox="0 0 6975 6975" draw:points="0,6975 71,6975 141,6973 212,6970 282,6963 352,6952 423,6935 493,6912 564,6885 634,6855 705,6824 775,6792 846,6760 916,6731 986,6706 1057,6685 1127,6668 1198,6650 1268,6629 1339,6600 1409,6562 1479,6514 1550,6461 1620,6404 1691,6346 1761,6290 1832,6239 1902,6195 1973,6161 2043,6137 2113,6120 2184,6107 2254,6095 2325,6085 2395,6074 2466,6064 2536,6052 2607,6038 2677,6022 2747,6003 2818,5980 2888,5952 2959,5921 3029,5887 3100,5852 3170,5818 3240,5785 3311,5752 3381,5721 3452,5689 3522,5657 3593,5624 3663,5590 3734,5555 3804,5518 3874,5479 3945,5439 4015,5397 4086,5353 4156,5308 4227,5260 4297,5211 4367,5161 4438,5109 4508,5057 4579,5006 4649,4955 4720,4906 4790,4859 4861,4816 4931,4773 5001,4725 5072,4673 5142,4619 5213,4562 5283,4506 5354,4452 5424,4398 5494,4338 5565,4275 5635,4196 5706,4112 5776,4013 5847,3911 5917,3815 5988,3706 6058,3576 6128,3391 6200,3073 6270,2763 6341,2568 6411,2419 6482,2150 6552,1596 6623,908 6693,566 6763,446 6834,254 6904,62 6975,0">
          <text:p/>
        </draw:polyline>
        <draw:polyline draw:style-name="gr12" draw:text-style-name="P3" draw:layer="layout" svg:width="6.974cm" svg:height="6.974cm" svg:x="1.213cm" svg:y="0.448cm" svg:viewBox="0 0 6975 6975" draw:points="0,6975 71,6975 141,6973 212,6969 282,6961 352,6947 423,6928 493,6902 564,6872 634,6839 705,6805 775,6771 846,6739 916,6711 986,6688 1057,6671 1127,6654 1198,6635 1268,6607 1339,6566 1409,6514 1479,6453 1550,6388 1620,6321 1691,6257 1761,6199 1832,6150 1902,6114 1973,6091 2043,6076 2113,6065 2184,6056 2254,6048 2325,6040 2395,6031 2466,6021 2536,6009 2607,5993 2677,5973 2747,5947 2818,5914 2888,5876 2959,5838 3029,5804 3100,5773 3170,5743 3240,5714 3311,5685 3381,5655 3452,5625 3522,5594 3593,5561 3663,5526 3734,5489 3804,5448 3874,5405 3945,5359 4015,5309 4086,5255 4156,5197 4227,5134 4297,5069 4367,5002 4438,4935 4508,4871 4579,4809 4649,4753 4720,4703 4790,4657 4861,4608 4931,4555 5001,4500 5072,4442 5142,4384 5213,4329 5283,4276 5354,4220 5424,4161 5494,4087 5565,4005 5635,3916 5706,3817 5776,3716 5847,3615 5917,3512 5988,3403 6058,3284 6128,3042 6200,2722 6270,2524 6341,2414 6411,2267 6482,1947 6552,1350 6623,767 6693,540 6763,424 6834,230 6904,53 6975,0">
          <text:p/>
        </draw:polyline>
        <draw:polyline draw:style-name="gr13" draw:text-style-name="P3" draw:layer="layout" svg:width="6.974cm" svg:height="6.974cm" svg:x="1.213cm" svg:y="0.448cm" svg:viewBox="0 0 6975 6975" draw:points="0,6975 71,6957 141,6868 212,6736 282,6609 352,6533 423,6446 493,6187 564,5822 634,5549 705,5456 775,5438 846,5429 916,5423 986,5415 1057,5382 1127,5294 1198,5131 1268,4919 1339,4703 1409,4528 1479,4420 1550,4365 1620,4338 1691,4320 1761,4303 1832,4279 1902,4242 1973,4187 2043,4117 2113,4035 2184,3946 2254,3855 2325,3766 2395,3684 2466,3615 2536,3561 2607,3517 2677,3477 2747,3439 2818,3402 2888,3366 2959,3331 3029,3296 3100,3263 3170,3229 3240,3196 3311,3163 3381,3130 3452,3095 3522,3059 3593,3021 3663,2982 3734,2942 3804,2903 3874,2865 3945,2824 4015,2781 4086,2733 4156,2680 4227,2623 4297,2570 4367,2522 4438,2467 4508,2383 4579,2272 4649,2153 4720,2041 4790,1955 4861,1908 4931,1887 5001,1872 5072,1857 5142,1841 5213,1805 5283,1717 5354,1552 5424,1368 5494,1239 5565,1159 5635,1116 5706,1097 5776,1092 5847,1084 5917,1041 5988,922 6058,693 6128,451 6200,356 6270,337 6341,308 6411,266 6482,217 6552,164 6623,113 6693,67 6763,31 6834,9 6904,2 6975,0">
          <text:p/>
        </draw:polyline>
        <draw:polyline draw:style-name="gr14" draw:text-style-name="P3" draw:layer="layout" svg:width="6.974cm" svg:height="6.974cm" svg:x="1.213cm" svg:y="0.448cm" svg:viewBox="0 0 6975 6975" draw:points="0,6975 71,6974 141,6972 212,6971 282,6969 352,6967 423,6964 493,6958 564,6944 634,6913 705,6859 775,6790 846,6727 916,6676 986,6637 1057,6608 1127,6590 1198,6568 1268,6506 1339,6366 1409,6172 1479,6009 1550,5918 1620,5846 1691,5723 1761,5451 1832,5156 1902,5013 1973,4894 2043,4764 2113,4621 2184,4468 2254,4310 2325,4152 2395,3997 2466,3846 2536,3699 2607,3558 2677,3427 2747,3311 2818,3212 2888,3132 2959,3065 3029,3002 3100,2937 3170,2871 3240,2804 3311,2738 3381,2674 3452,2609 3522,2537 3593,2453 3663,2355 3734,2250 3804,2141 3874,2033 3945,1932 4015,1842 4086,1763 4156,1689 4227,1608 4297,1509 4367,1396 4438,1283 4508,1188 4579,1114 4649,1053 4720,997 4790,936 4861,861 4931,762 5001,643 5072,521 5142,413 5213,333 5283,281 5354,246 5424,222 5494,200 5565,174 5635,142 5706,107 5776,72 5847,42 5917,22 5988,11 6058,7 6128,6 6200,5 6270,4 6341,4 6411,3 6482,3 6552,2 6623,2 6693,2 6763,1 6834,1 6904,1 6975,0">
          <text:p/>
        </draw:polyline>
        <draw:polyline draw:style-name="gr5" draw:text-style-name="P3" draw:layer="layout" svg:width="6.974cm" svg:height="6.974cm" svg:x="1.213cm" svg:y="0.448cm" svg:viewBox="0 0 6975 6975" draw:points="0,6975 71,6975 141,6973 212,6968 282,6959 352,6944 423,6922 493,6891 564,6849 634,6796 705,6730 775,6648 846,6550 916,6442 986,6335 1057,6238 1127,6149 1198,6068 1268,5994 1339,5926 1409,5863 1479,5805 1550,5750 1620,5698 1691,5648 1761,5599 1832,5550 1902,5500 1973,5448 2043,5394 2113,5336 2184,5275 2254,5222 2325,5187 2395,5161 2466,5136 2536,5103 2607,5048 2677,4977 2747,4898 2818,4820 2888,4752 2959,4694 3029,4645 3100,4601 3170,4560 3240,4517 3311,4471 3381,4418 3452,4356 3522,4281 3593,4196 3663,4104 3734,4012 3804,3924 3874,3842 3945,3756 4015,3661 4086,3560 4156,3464 4227,3374 4297,3281 4367,3188 4438,3098 4508,3014 4579,2940 4649,2880 4720,2836 4790,2810 4861,2785 4931,2744 5001,2685 5072,2620 5142,2553 5213,2477 5283,2392 5354,2304 5424,2214 5494,2129 5565,2051 5635,1984 5706,1911 5776,1823 5847,1736 5917,1661 5988,1594 6058,1532 6128,1471 6200,1406 6270,1333 6341,1249 6411,1148 6482,1028 6552,885 6623,713 6693,509 6763,386 6834,201 6904,40 6975,0">
          <text:p/>
        </draw:polyline>
        <draw:polyline draw:style-name="gr6" draw:text-style-name="P3" draw:layer="layout" svg:width="6.974cm" svg:height="6.974cm" svg:x="1.213cm" svg:y="0.448cm" svg:viewBox="0 0 6975 6975" draw:points="0,6975 71,6974 141,6973 212,6973 282,6971 352,6970 423,6968 493,6966 564,6962 634,6949 705,6910 775,6834 846,6741 916,6664 986,6616 1057,6584 1127,6555 1198,6516 1268,6450 1339,6340 1409,6182 1479,6006 1550,5846 1620,5720 1691,5604 1761,5473 1832,5303 1902,5113 1973,4942 2043,4795 2113,4658 2184,4519 2254,4371 2325,4221 2395,4075 2466,3930 2536,3786 2607,3642 2677,3503 2747,3369 2818,3242 2888,3122 2959,3011 3029,2909 3100,2815 3170,2731 3240,2657 3311,2594 3381,2540 3452,2493 3522,2452 3593,2414 3663,2376 3734,2335 3804,2287 3874,2229 3945,2166 4015,2100 4086,2030 4156,1951 4227,1862 4297,1772 4367,1688 4438,1609 4508,1534 4579,1460 4649,1387 4720,1316 4790,1249 4861,1184 4931,1114 5001,1040 5072,967 5142,902 5213,845 5283,794 5354,746 5424,696 5494,639 5565,569 5635,496 5706,432 5776,386 5847,353 5917,325 5988,294 6058,253 6128,195 6200,124 6270,64 6341,32 6411,17 6482,13 6552,10 6623,8 6693,6 6763,4 6834,3 6904,2 6975,0">
          <text:p/>
        </draw:polyline>
        <draw:polyline draw:style-name="gr7" draw:text-style-name="P3" draw:layer="layout" svg:width="6.974cm" svg:height="6.974cm" svg:x="1.213cm" svg:y="0.448cm" svg:viewBox="0 0 6975 6975" draw:points="0,6975 71,6913 141,6681 212,6364 282,6062 352,5876 423,5734 493,5292 564,4932 634,4695 705,4553 775,4475 846,4431 916,4390 986,4303 1057,4152 1127,3996 1198,3872 1268,3777 1339,3709 1409,3666 1479,3640 1550,3620 1620,3594 1691,3552 1761,3502 1832,3450 1902,3387 1973,3306 2043,3203 2113,3085 2184,2967 2254,2859 2325,2742 2395,2624 2466,2517 2536,2418 2607,2317 2677,2218 2747,2129 2818,2049 2888,1970 2959,1892 3029,1816 3100,1744 3170,1676 3240,1614 3311,1560 3381,1514 3452,1474 3522,1441 3593,1411 3663,1385 3734,1361 3804,1337 3874,1313 3945,1287 4015,1258 4086,1225 4156,1187 4227,1146 4297,1104 4367,1063 4438,1018 4508,967 4579,914 4649,871 4720,840 4790,818 4861,801 4931,786 5001,768 5072,748 5142,724 5213,698 5283,670 5354,638 5424,604 5494,568 5565,533 5635,501 5706,472 5776,446 5847,422 5917,400 5988,378 6058,358 6128,337 6200,316 6270,294 6341,270 6411,242 6482,206 6552,160 6623,103 6693,53 6763,23 6834,7 6904,1 6975,0">
          <text:p/>
        </draw:polyline>
        <draw:polyline draw:style-name="gr8" draw:text-style-name="P3" draw:layer="layout" svg:width="6.974cm" svg:height="6.974cm" svg:x="1.213cm" svg:y="0.448cm" svg:viewBox="0 0 6975 6975" draw:points="0,6975 71,6968 141,6939 212,6895 282,6844 352,6797 423,6763 493,6738 564,6472 634,6077 705,5960 775,5950 846,5911 916,5811 986,5619 1057,5402 1127,5348 1198,5340 1268,5334 1339,5326 1409,5308 1479,5194 1550,4946 1620,4651 1691,4399 1761,4254 1832,4193 1902,4175 1973,4169 2043,4163 2113,4159 2184,4156 2254,4152 2325,4150 2395,4147 2466,4144 2536,4141 2607,4138 2677,4135 2747,4131 2818,4128 2888,4125 2959,4121 3029,4118 3100,4114 3170,4110 3240,4106 3311,4102 3381,4097 3452,4092 3522,4086 3593,4080 3663,4073 3734,4065 3804,4055 3874,4044 3945,4030 4015,4011 4086,3969 4156,3878 4227,3712 4297,3471 4367,3190 4438,2909 4508,2667 4579,2501 4649,2417 4720,2385 4790,2372 4861,2361 4931,2350 5001,2339 5072,2327 5142,2313 5213,2292 5283,2251 5354,2178 5424,2061 5494,1909 5565,1756 5635,1633 5706,1553 5776,1507 5847,1485 5917,1478 5988,1474 6058,1461 6128,1426 6200,1355 6270,1234 6341,1051 6411,845 6482,697 6552,607 6623,561 6693,544 6763,541 6834,474 6904,114 6975,0">
          <text:p/>
        </draw:polyline>
        <draw:polyline draw:style-name="gr9" draw:text-style-name="P3" draw:layer="layout" svg:width="6.974cm" svg:height="6.974cm" svg:x="1.213cm" svg:y="0.448cm" svg:viewBox="0 0 6975 6975" draw:points="0,6975 71,6903 141,6658 212,6334 282,6033 352,5860 423,5672 493,5180 564,4806 634,4558 705,4406 775,4322 846,4275 916,4237 986,4151 1057,3979 1127,3799 1198,3657 1268,3550 1339,3474 1409,3424 1479,3393 1550,3371 1620,3347 1691,3311 1761,3258 1832,3193 1902,3116 1973,3026 2043,2922 2113,2810 2184,2698 2254,2594 2325,2501 2395,2412 2466,2326 2536,2244 2607,2172 2677,2108 2747,2039 2818,1964 2888,1887 2959,1812 3029,1738 3100,1666 3170,1600 3240,1540 3311,1489 3381,1446 3452,1410 3522,1379 3593,1350 3663,1323 3734,1294 3804,1263 3874,1227 3945,1184 4015,1138 4086,1093 4156,1051 4227,1009 4297,964 4367,921 4438,887 4508,862 4579,843 4649,828 4720,813 4790,796 4861,777 4931,756 5001,734 5072,709 5142,682 5213,653 5283,624 5354,594 5424,565 5494,537 5565,512 5635,489 5706,469 5776,452 5847,437 5917,423 5988,409 6058,396 6128,382 6200,367 6270,350 6341,330 6411,305 6482,271 6552,225 6623,163 6693,90 6763,38 6834,12 6904,2 6975,0">
          <text:p/>
        </draw:polyline>
        <draw:polyline draw:style-name="gr10" draw:text-style-name="P3" draw:layer="layout" svg:width="6.974cm" svg:height="6.974cm" svg:x="1.213cm" svg:y="0.448cm" svg:viewBox="0 0 6975 6975" draw:points="0,6975 71,6974 141,6974 212,6973 282,6971 352,6970 423,6967 493,6964 564,6956 634,6930 705,6875 775,6792 846,6709 916,6650 986,6610 1057,6576 1127,6536 1198,6479 1268,6396 1339,6282 1409,6150 1479,6018 1550,5903 1620,5800 1691,5697 1761,5580 1832,5442 1902,5298 1973,5163 2043,5040 2113,4923 2184,4805 2254,4683 2325,4561 2395,4442 2466,4325 2536,4208 2607,4092 2677,3975 2747,3858 2818,3739 2888,3619 2959,3501 3029,3385 3100,3272 3170,3166 3240,3067 3311,2980 3381,2905 3452,2840 3522,2782 3593,2731 3663,2683 3734,2632 3804,2574 3874,2505 3945,2428 4015,2343 4086,2252 4156,2153 4227,2047 4297,1942 4367,1839 4438,1742 4508,1651 4579,1564 4649,1484 4720,1408 4790,1337 4861,1266 4931,1193 5001,1120 5072,1050 5142,985 5213,927 5283,873 5354,824 5424,774 5494,717 5565,649 5635,576 5706,509 5776,457 5847,417 5917,382 5988,345 6058,298 6128,229 6200,144 6270,75 6341,38 6411,21 6482,15 6552,12 6623,9 6693,7 6763,5 6834,3 6904,2 6975,0">
          <text:p/>
        </draw:polyline>
        <draw:polyline draw:style-name="gr11" draw:text-style-name="P3" draw:layer="layout" svg:width="6.974cm" svg:height="6.974cm" svg:x="1.213cm" svg:y="0.448cm" svg:viewBox="0 0 6975 6975" draw:points="0,6975 71,6914 141,6705 212,6440 282,6216 352,6090 423,5895 493,5450 564,4996 634,4754 705,4657 775,4617 846,4585 916,4537 986,4460 1057,4361 1127,4246 1198,4124 1268,4002 1339,3887 1409,3786 1479,3702 1550,3634 1620,3582 1691,3524 1761,3479 1832,3443 1902,3403 1973,3346 2043,3273 2113,3211 2184,3154 2254,3098 2325,3042 2395,2985 2466,2926 2536,2865 2607,2804 2677,2744 2747,2688 2818,2636 2888,2578 2959,2522 3029,2475 3100,2430 3170,2379 3240,2331 3311,2297 3381,2272 3452,2248 3522,2219 3593,2178 3663,2134 3734,2095 3804,2058 3874,2022 3945,1984 4015,1943 4086,1895 4156,1841 4227,1777 4297,1700 4367,1611 4438,1523 4508,1453 4579,1399 4649,1360 4720,1331 4790,1311 4861,1298 4931,1288 5001,1280 5072,1269 5142,1248 5213,1212 5283,1154 5354,1066 5424,944 5494,797 5565,648 5635,519 5706,432 5776,394 5847,381 5917,365 5988,341 6058,310 6128,275 6200,236 6270,196 6341,156 6411,118 6482,84 6552,54 6623,32 6693,16 6763,7 6834,2 6904,1 6975,0">
          <text:p/>
        </draw:polyline>
        <draw:polyline draw:style-name="gr12" draw:text-style-name="P3" draw:layer="layout" svg:width="6.974cm" svg:height="6.974cm" svg:x="1.213cm" svg:y="0.448cm" svg:viewBox="0 0 6975 6975" draw:points="0,6975 71,6972 141,6951 212,6906 282,6848 352,6791 423,6747 493,6728 564,6712 634,6668 705,6600 775,6514 846,6417 916,6315 986,6213 1057,6118 1127,6036 1198,5972 1268,5931 1339,5902 1409,5874 1479,5836 1550,5778 1620,5689 1691,5568 1761,5504 1832,5483 1902,5470 1973,5447 2043,5403 2113,5329 2184,5231 2254,5122 2325,5013 2395,4917 2466,4842 2536,4786 2607,4746 2677,4718 2747,4699 2818,4684 2888,4670 2959,4657 3029,4647 3100,4639 3170,4630 3240,4620 3311,4608 3381,4594 3452,4578 3522,4560 3593,4538 3663,4511 3734,4480 3804,4447 3874,4409 3945,4362 4015,4300 4086,4217 4156,4110 4227,3977 4297,3833 4367,3696 4438,3585 4508,3514 4579,3475 4649,3453 4720,3433 4790,3411 4861,3383 4931,3347 5001,3301 5072,3241 5142,3165 5213,3070 5283,2955 5354,2816 5424,2651 5494,2469 5565,2321 5635,2227 5706,2174 5776,2150 5847,2141 5917,2136 5988,2127 6058,2110 6128,2078 6200,2026 6270,1948 6341,1839 6411,1695 6482,1510 6552,1277 6623,1006 6693,834 6763,787 6834,768 6904,376 6975,0">
          <text:p/>
        </draw:polyline>
        <draw:polyline draw:style-name="gr13" draw:text-style-name="P3" draw:layer="layout" svg:width="6.974cm" svg:height="6.974cm" svg:x="1.213cm" svg:y="0.448cm" svg:viewBox="0 0 6975 6975" draw:points="0,6975 71,6950 141,6876 212,6777 282,6679 352,6605 423,6560 493,6027 564,5606 634,5564 705,5509 775,5273 846,4863 916,4656 986,4599 1057,4586 1127,4579 1198,4574 1268,4569 1339,4549 1409,4479 1479,4322 1550,4092 1620,3851 1691,3665 1761,3551 1832,3490 1902,3464 1973,3452 2043,3444 2113,3439 2184,3435 2254,3432 2325,3429 2395,3424 2466,3420 2536,3415 2607,3409 2677,3403 2747,3397 2818,3391 2888,3384 2959,3378 3029,3371 3100,3364 3170,3356 3240,3347 3311,3334 3381,3317 3452,3294 3522,3269 3593,3238 3663,3198 3734,3145 3804,3074 3874,2982 3945,2872 4015,2751 4086,2629 4156,2512 4227,2409 4297,2328 4367,2275 4438,2243 4508,2224 4579,2211 4649,2197 4720,2180 4790,2158 4861,2132 4931,2098 5001,2053 5072,1994 5142,1917 5213,1834 5283,1755 5354,1688 5424,1645 5494,1622 5565,1611 5635,1604 5706,1589 5776,1550 5847,1470 5917,1343 5988,1187 6058,1021 6128,867 6200,741 6270,648 6341,582 6411,539 6482,513 6552,500 6623,496 6693,494 6763,459 6834,287 6904,40 6975,0">
          <text:p/>
        </draw:polyline>
        <draw:polyline draw:style-name="gr14" draw:text-style-name="P3" draw:layer="layout" svg:width="6.974cm" svg:height="6.974cm" svg:x="1.213cm" svg:y="0.448cm" svg:viewBox="0 0 6975 6975" draw:points="0,6975 71,6945 141,6856 212,6739 282,6620 352,6531 423,6481 493,5898 564,5412 634,5344 705,5300 775,5076 846,4663 916,4446 986,4381 1057,4365 1127,4356 1198,4350 1268,4344 1339,4327 1409,4273 1479,4154 1550,3968 1620,3763 1691,3589 1761,3474 1832,3407 1902,3372 1973,3355 2043,3342 2113,3334 2184,3329 2254,3325 2325,3320 2395,3315 2466,3310 2536,3303 2607,3296 2677,3288 2747,3280 2818,3272 2888,3264 2959,3256 3029,3247 3100,3236 3170,3224 3240,3208 3311,3187 3381,3161 3452,3132 3522,3097 3593,3055 3663,3002 3734,2934 3804,2851 3874,2755 3945,2653 4015,2550 4086,2453 4156,2367 4227,2298 4297,2251 4367,2222 4438,2203 4508,2190 4579,2176 4649,2160 4720,2140 4790,2113 4861,2080 4931,2036 5001,1980 5072,1910 5142,1834 5213,1762 5283,1701 5354,1661 5424,1639 5494,1628 5565,1620 5635,1606 5706,1569 5776,1495 5847,1379 5917,1235 5988,1079 6058,928 6128,796 6200,694 6270,620 6341,568 6411,535 6482,517 6552,508 6623,506 6693,502 6763,446 6834,256 6904,34 6975,0">
          <text:p/>
        </draw:polyline>
        <draw:polyline draw:style-name="gr5" draw:text-style-name="P3" draw:layer="layout" svg:width="6.974cm" svg:height="6.974cm" svg:x="1.213cm" svg:y="0.448cm" svg:viewBox="0 0 6975 6975" draw:points="0,6975 71,6974 141,6974 212,6973 282,6972 352,6971 423,6970 493,6969 564,6968 634,6967 705,6965 775,6963 846,6961 916,6959 986,6956 1057,6953 1127,6950 1198,6938 1268,6904 1339,6841 1409,6764 1479,6690 1550,6639 1620,6615 1691,6601 1761,6587 1832,6572 1902,6554 1973,6533 2043,6507 2113,6479 2184,6451 2254,6424 2325,6398 2395,6372 2466,6344 2536,6312 2607,6274 2677,6230 2747,6183 2818,6133 2888,6078 2959,6019 3029,5955 3100,5886 3170,5812 3240,5733 3311,5649 3381,5562 3452,5476 3522,5393 3593,5312 3663,5228 3734,5141 3804,5049 3874,4946 3945,4827 4015,4686 4086,4524 4156,4345 4227,4155 4297,3961 4367,3781 4438,3617 4508,3458 4579,3305 4649,3161 4720,3028 4790,2906 4861,2780 4931,2628 5001,2472 5072,2329 5142,2198 5213,2074 5283,1955 5354,1834 5424,1648 5494,1279 5565,892 5635,653 5706,528 5776,454 5847,369 5917,265 5988,173 6058,114 6128,79 6200,56 6270,38 6341,24 6411,15 6482,8 6552,4 6623,2 6693,1 6763,1 6834,1 6904,0 6975,0">
          <text:p/>
        </draw:polyline>
        <draw:polyline draw:style-name="gr6" draw:text-style-name="P3" draw:layer="layout" svg:width="6.974cm" svg:height="6.974cm" svg:x="1.213cm" svg:y="0.448cm" svg:viewBox="0 0 6975 6975" draw:points="0,6975 71,6950 141,6796 212,6539 282,6299 352,6185 423,6126 493,6005 564,5874 634,5757 705,5653 775,5561 846,5480 916,5409 986,5346 1057,5291 1127,5241 1198,5196 1268,5155 1339,5116 1409,5078 1479,5040 1550,5000 1620,4958 1691,4912 1761,4860 1832,4809 1902,4770 1973,4730 2043,4668 2113,4577 2184,4475 2254,4381 2325,4316 2395,4277 2466,4235 2536,4157 2607,4065 2677,4014 2747,3957 2818,3840 2888,3676 2959,3494 3029,3305 3100,3103 3170,2933 3240,2803 3311,2694 3381,2611 3452,2543 3522,2477 3593,2417 3663,2359 3734,2300 3804,2242 3874,2186 3945,2136 4015,2095 4086,2064 4156,2040 4227,2021 4297,2005 4367,1989 4438,1973 4508,1954 4579,1930 4649,1909 4720,1898 4790,1887 4861,1878 4931,1872 5001,1863 5072,1845 5142,1824 5213,1809 5283,1800 5354,1792 5424,1785 5494,1778 5565,1771 5635,1763 5706,1752 5776,1740 5847,1723 5917,1703 5988,1675 6058,1633 6128,1565 6200,1464 6270,1319 6341,1121 6411,874 6482,611 6552,367 6623,179 6693,77 6763,32 6834,10 6904,2 6975,0">
          <text:p/>
        </draw:polyline>
        <draw:polyline draw:style-name="gr7" draw:text-style-name="P3" draw:layer="layout" svg:width="6.974cm" svg:height="6.974cm" svg:x="1.213cm" svg:y="0.448cm" svg:viewBox="0 0 6975 6975" draw:points="0,6975 71,6971 141,6957 212,6938 282,6919 352,6903 423,6896 493,6767 564,6465 634,6227 705,6180 775,6163 846,6134 916,6077 986,5975 1057,5820 1127,5732 1198,5715 1268,5712 1339,5711 1409,5709 1479,5699 1550,5670 1620,5610 1691,5507 1761,5367 1832,5217 1902,5085 1973,4989 2043,4925 2113,4886 2184,4867 2254,4858 2325,4855 2395,4853 2466,4851 2536,4849 2607,4848 2677,4847 2747,4847 2818,4846 2888,4846 2959,4845 3029,4844 3100,4843 3170,4843 3240,4842 3311,4840 3381,4839 3452,4838 3522,4837 3593,4835 3663,4834 3734,4832 3804,4831 3874,4828 3945,4825 4015,4819 4086,4811 4156,4800 4227,4780 4297,4737 4367,4660 4438,4535 4508,4351 4579,4115 4649,3862 4720,3626 4790,3442 4861,3323 4931,3256 5001,3225 5072,3215 5142,3210 5213,3203 5283,3194 5354,3181 5424,3158 5494,3116 5565,3044 5635,2928 5706,2760 5776,2533 5847,2292 5917,2098 5988,1981 6058,1924 6128,1903 6200,1901 6270,1892 6341,1857 6411,1771 6482,1614 6552,1364 6623,1075 6693,875 6763,786 6834,764 6904,699 6975,0">
          <text:p/>
        </draw:polyline>
        <draw:polyline draw:style-name="gr8" draw:text-style-name="P3" draw:layer="layout" svg:width="6.974cm" svg:height="6.974cm" svg:x="1.213cm" svg:y="0.448cm" svg:viewBox="0 0 6975 6975" draw:points="0,6975 71,6975 141,6974 212,6974 282,6973 352,6972 423,6971 493,6969 564,6967 634,6964 705,6945 775,6894 846,6807 916,6718 986,6658 1057,6631 1127,6621 1198,6615 1268,6605 1339,6586 1409,6551 1479,6495 1550,6423 1620,6357 1691,6315 1761,6293 1832,6276 1902,6256 1973,6227 2043,6184 2113,6124 2184,6047 2254,5979 2325,5925 2395,5869 2466,5801 2536,5719 2607,5622 2677,5514 2747,5398 2818,5280 2888,5164 2959,5057 3029,4959 3100,4869 3170,4788 3240,4717 3311,4655 3381,4602 3452,4555 3522,4509 3593,4462 3663,4413 3734,4358 3804,4297 3874,4227 3945,4145 4015,4052 4086,3945 4156,3822 4227,3685 4297,3540 4367,3389 4438,3229 4508,3058 4579,2888 4649,2733 4720,2607 4790,2514 4861,2418 4931,2287 5001,2105 5072,1913 5142,1760 5213,1643 5283,1552 5354,1479 5424,1412 5494,1327 5565,1081 5635,705 5706,422 5776,277 5847,215 5917,179 5988,136 6058,93 6128,61 6200,39 6270,24 6341,14 6411,8 6482,4 6552,2 6623,1 6693,1 6763,1 6834,0 6904,0 6975,0">
          <text:p/>
        </draw:polyline>
        <draw:line draw:style-name="gr15" draw:text-style-name="P3" draw:layer="layout" svg:x1="0.865cm" svg:y1="7.771cm" svg:x2="0.865cm" svg:y2="0.1cm">
          <text:p/>
        </draw:line>
        <draw:line draw:style-name="gr15" draw:text-style-name="P3" draw:layer="layout" svg:x1="8.535cm" svg:y1="7.771cm" svg:x2="8.535cm" svg:y2="0.1cm">
          <text:p/>
        </draw:line>
        <draw:line draw:style-name="gr15" draw:text-style-name="P3" draw:layer="layout" svg:x1="0.865cm" svg:y1="7.771cm" svg:x2="8.535cm" svg:y2="7.771cm">
          <text:p/>
        </draw:line>
        <draw:line draw:style-name="gr15" draw:text-style-name="P3" draw:layer="layout" svg:x1="0.865cm" svg:y1="0.1cm" svg:x2="8.535cm" svg:y2="0.1cm">
          <text:p/>
        </draw:line>
        <draw:frame draw:style-name="gr4" draw:text-style-name="P5" draw:layer="layout" svg:width="0.561cm" svg:height="0.412cm" svg:x="0.057cm" svg:y="0.255cm">
          <draw:text-box>
            <text:p text:style-name="P4"><text:span text:style-name="T1">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636cm" fo:page-height="8.6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8-10T19:26:50.226662290</dc:date>
    <meta:editing-duration>PT5M56S</meta:editing-duration>
    <meta:editing-cycles>2</meta:editing-cycles>
    <meta:generator>LibreOffice/6.0.7.3$Linux_X86_64 LibreOffice_project/00m0$Build-3</meta:generator>
    <meta:document-statistic meta:object-count="65"/>
  </office:meta>
</office:document-meta>
</file>